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6cm" fo:min-width="0.77cm"/>
    </style:style>
    <style:style style:name="gr4" style:family="graphic" style:parent-style-name="standard">
      <style:graphic-properties draw:stroke="none" svg:stroke-color="#000000" draw:fill="none" draw:fill-color="#ffffff" fo:min-height="0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1cm" fo:min-width="1.5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2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3.464cm"/>
    </style:style>
    <style:style style:name="gr8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3.3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1.16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align="center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text-align="center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T4" style:family="text">
      <style:text-properties fo:font-size="14pt"/>
    </style:style>
    <style:style style:name="T5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56cm" svg:height="0.762cm" svg:x="6.807cm" svg:y="3.471cm">
          <text:p text:style-name="P4"/>
        </draw:rect>
        <draw:rect draw:style-name="gr1" draw:text-style-name="P1" draw:layer="layout" svg:width="3.556cm" svg:height="0.762cm" svg:x="6.553cm" svg:y="3.217cm">
          <text:p text:style-name="P4"/>
        </draw:rect>
        <draw:rect draw:style-name="gr2" draw:text-style-name="P3" draw:layer="layout" svg:width="3.556cm" svg:height="0.762cm" svg:x="0.584cm" svg:y="2.074cm">
          <text:p text:style-name="P2"><text:span text:style-name="T1">SETI@home</text:span></text:p>
        </draw:rect>
        <draw:rect draw:style-name="gr2" draw:text-style-name="P3" draw:layer="layout" svg:width="3.556cm" svg:height="0.762cm" svg:x="0.584cm" svg:y="3.471cm">
          <text:p text:style-name="P2"><text:span text:style-name="T1">climateprediction</text:span></text:p>
        </draw:rect>
        <draw:rect draw:style-name="gr2" draw:text-style-name="P3" draw:layer="layout" svg:width="3.556cm" svg:height="0.762cm" svg:x="0.584cm" svg:y="6.138cm">
          <text:p text:style-name="P2"><text:span text:style-name="T1">Einstein@home</text:span></text:p>
        </draw:rect>
        <draw:frame draw:style-name="gr3" draw:text-style-name="P5" draw:layer="layout" svg:width="1.391cm" svg:height="0.983cm" svg:x="1.606cm" svg:y="4.741cm">
          <draw:text-box>
            <text:p text:style-name="P4"><text:span text:style-name="T2">. . .</text:span></text:p>
          </draw:text-box>
        </draw:frame>
        <draw:frame draw:style-name="gr4" draw:text-style-name="P4" draw:layer="layout" svg:width="0.001cm" svg:height="1.204cm" svg:x="6.172cm" svg:y="12.488cm">
          <draw:text-box>
            <text:p text:style-name="P4"/>
          </draw:text-box>
        </draw:frame>
        <draw:rect draw:style-name="gr2" draw:text-style-name="P1" draw:layer="layout" svg:width="3.556cm" svg:height="0.762cm" svg:x="6.299cm" svg:y="2.963cm">
          <text:p text:style-name="P6"><text:span text:style-name="T3">Stats sites</text:span></text:p>
        </draw:rect>
        <draw:rect draw:style-name="gr2" draw:text-style-name="P1" draw:layer="layout" svg:width="3.556cm" svg:height="0.762cm" svg:x="6.426cm" svg:y="5.249cm">
          <text:p text:style-name="P6"><text:span text:style-name="T3">Aggregators</text:span></text:p>
        </draw:rect>
        <draw:frame draw:style-name="gr5" draw:text-style-name="P7" draw:layer="layout" svg:width="2.297cm" svg:height="0.806cm" svg:x="1.092cm" svg:y="0.931cm">
          <draw:text-box>
            <text:p text:style-name="P4"><text:span text:style-name="T4">Projects</text:span></text:p>
          </draw:text-box>
        </draw:frame>
        <draw:frame draw:style-name="gr6" draw:text-style-name="P8" draw:layer="layout" svg:width="3.711cm" svg:height="1.029cm" svg:x="4.493cm" svg:y="1.566cm">
          <draw:text-box>
            <text:p text:style-name="P8"><text:span text:style-name="T5">XML project data</text:span></text:p>
            <text:p text:style-name="P8"><text:span text:style-name="T5">(files, RPC)</text:span></text:p>
          </draw:text-box>
        </draw:frame>
        <draw:frame draw:style-name="gr7" draw:text-style-name="P8" draw:layer="layout" svg:width="4.342cm" svg:height="1.029cm" svg:x="9.323cm" svg:y="6.265cm">
          <draw:text-box>
            <text:p text:style-name="P8"><text:span text:style-name="T5">XML aggregate data</text:span></text:p>
            <text:p text:style-name="P8"><text:span text:style-name="T5">(files, RPC)</text:span></text:p>
          </draw:text-box>
        </draw:frame>
        <draw:line draw:style-name="gr8" draw:text-style-name="P9" draw:layer="layout" svg:x1="4.14cm" svg:y1="2.582cm" svg:x2="6.299cm" svg:y2="5.376cm">
          <text:p text:style-name="P4"/>
        </draw:line>
        <draw:rect draw:style-name="gr1" draw:text-style-name="P1" draw:layer="layout" svg:width="3.556cm" svg:height="0.762cm" svg:x="12.649cm" svg:y="5.63cm">
          <text:p text:style-name="P4"/>
        </draw:rect>
        <draw:rect draw:style-name="gr1" draw:text-style-name="P1" draw:layer="layout" svg:width="3.556cm" svg:height="0.762cm" svg:x="12.395cm" svg:y="5.376cm">
          <text:p text:style-name="P4"/>
        </draw:rect>
        <draw:rect draw:style-name="gr2" draw:text-style-name="P1" draw:layer="layout" svg:width="3.556cm" svg:height="0.762cm" svg:x="12.141cm" svg:y="5.122cm">
          <text:p text:style-name="P6"><text:span text:style-name="T3">Stats sites</text:span></text:p>
        </draw:rect>
        <draw:frame draw:style-name="gr9" draw:text-style-name="P1" draw:layer="layout" svg:width="4.244cm" svg:height="1.199cm" svg:x="11.252cm" svg:y="3.217cm">
          <draw:text-box>
            <text:p text:style-name="P6"><text:span text:style-name="T3">display (web pages,</text:span></text:p>
            <text:p text:style-name="P6"><text:span text:style-name="T3">signature files, etc.)</text:span></text:p>
          </draw:text-box>
        </draw:frame>
        <draw:frame draw:style-name="gr10" draw:text-style-name="P1" draw:layer="layout" svg:width="1.819cm" svg:height="0.725cm" svg:x="17.094cm" svg:y="5.757cm">
          <draw:text-box>
            <text:p text:style-name="P6"><text:span text:style-name="T3">display</text:span></text:p>
          </draw:text-box>
        </draw:frame>
        <draw:line draw:style-name="gr8" draw:text-style-name="P9" draw:layer="layout" svg:x1="10.437cm" svg:y1="3.852cm" svg:x2="11.199cm" svg:y2="3.852cm">
          <text:p text:style-name="P4"/>
        </draw:line>
        <draw:line draw:style-name="gr8" draw:text-style-name="P9" draw:layer="layout" svg:x1="4.14cm" svg:y1="6.265cm" svg:x2="6.299cm" svg:y2="3.725cm">
          <text:p text:style-name="P4"/>
        </draw:line>
        <draw:line draw:style-name="gr8" draw:text-style-name="P9" draw:layer="layout" svg:x1="4.14cm" svg:y1="6.646cm" svg:x2="6.426cm" svg:y2="5.757cm">
          <text:p text:style-name="P4"/>
        </draw:line>
        <draw:line draw:style-name="gr8" draw:text-style-name="P9" draw:layer="layout" svg:x1="9.982cm" svg:y1="5.63cm" svg:x2="12.141cm" svg:y2="5.63cm">
          <text:p text:style-name="P4"/>
        </draw:line>
        <draw:line draw:style-name="gr8" draw:text-style-name="P9" draw:layer="layout" svg:x1="16.332cm" svg:y1="6.138cm" svg:x2="17.094cm" svg:y2="6.138cm">
          <text:p text:style-name="P4"/>
        </draw:line>
        <draw:line draw:style-name="gr8" draw:text-style-name="P9" draw:layer="layout" svg:x1="4.14cm" svg:y1="2.328cm" svg:x2="6.299cm" svg:y2="3.09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19.047cm" fo:margin-left="0.457cm" fo:margin-right="0.49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5-11-07T11:56:34</meta:creation-date>
    <dc:creator>David Anderson</dc:creator>
    <dc:date>2005-11-27T13:42:16</dc:date>
    <dc:language>en-US</dc:language>
    <meta:editing-cycles>4</meta:editing-cycles>
    <meta:editing-duration>PT1H30M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